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05147058823529" calcext:value-type="float">
            <text:p>0.8051470588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919801624588026" calcext:value-type="float">
            <text:p>0.0919801625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7.75/12" office:value-type="float" office:value="0.645833333333333" calcext:value-type="float">
            <text:p>0.64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.75/12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4:48:51.100928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18T14:49:30.533988889</dc:date>
    <meta:editing-duration>PT4H56M49S</meta:editing-duration>
    <meta:editing-cycles>22</meta:editing-cycles>
    <meta:generator>LibreOffice/5.1.6.2$Linux_X86_64 LibreOffice_project/10m0$Build-2</meta:generator>
    <meta:document-statistic meta:table-count="1" meta:cell-count="40" meta:object-count="0"/>
  </office:meta>
</office:document-meta>
</file>